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8.82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1.526cm" fo:break-before="auto" style:use-optimal-row-height="fals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style:text-position=""/>
    </style:style>
    <style:style style:name="ce2" style:family="table-cell" style:parent-style-name="Default">
      <style:table-cell-properties fo:wrap-option="wrap"/>
      <style:text-properties style:text-position="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number-columns-repeated="1023" table:default-cell-style-name="ce2"/>
        <table:table-row table:style-name="ro1">
          <table:table-cell table:style-name="ce1" office:value-type="string">
            <text:p>Option 6 parameters, n = var_count.</text:p>
          </table:table-cell>
          <table:table-cell office:value-type="string">
            <text:p>Dining Cryptos N = 7</text:p>
          </table:table-cell>
          <table:table-cell office:value-type="string">
            <text:p>Dining Cryptos N = 8</text:p>
          </table:table-cell>
          <table:table-cell office:value-type="string">
            <text:p>Prisoners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Upper Bound: log(n^2)</text:p>
            <text:p>Subtree Order: </text:p>
            <text:p>Subtree type: 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Upper Bound:</text:p>
            <text:p>Subtree Order:</text:p>
            <text:p>Subtree type: 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Upper Bound:</text:p>
            <text:p>Subtree Order:</text:p>
            <text:p>Subtree type: 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Upper Bound:</text:p>
            <text:p>Subtree Order:</text:p>
            <text:p>Subtree type: 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Upper Bound:</text:p>
            <text:p>Subtree Order:</text:p>
            <text:p>Subtree type: 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Upper Bound:</text:p>
            <text:p>Subtree Order:</text:p>
            <text:p>Subtree type: 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Upper Bound:</text:p>
            <text:p>Subtree Order:</text:p>
            <text:p>Subtree type: 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Upper Bound:</text:p>
            <text:p>Subtree Order:</text:p>
            <text:p>Subtree type: 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Upper Bound:</text:p>
            <text:p>Subtree Order:</text:p>
            <text:p>Subtree type: 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Upper Bound:</text:p>
            <text:p>Subtree Order:</text:p>
            <text:p>Subtree type: </text:p>
          </table:table-cell>
          <table:table-cell table:number-columns-repeated="1023"/>
        </table:table-row>
        <table:table-row table:style-name="ro1" table:number-rows-repeated="7">
          <table:table-cell table:style-name="ce1"/>
          <table:table-cell table:number-columns-repeated="1023"/>
        </table:table-row>
        <table:table-row table:style-name="ro2" table:number-rows-repeated="104855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>
        <table:table-column table:style-name="co2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02T19:43:02</meta:creation-date>
    <meta:editing-duration>P0D</meta:editing-duration>
    <meta:editing-cycles>2</meta:editing-cycles>
    <meta:generator>LibreOffice/3.5$Linux_X86_64 LibreOffice_project/350m1$Build-2</meta:generator>
    <meta:initial-creator>user </meta:initial-creator>
    <dc:date>2014-06-02T19:44:29</dc:date>
    <dc:creator>user </dc:creator>
    <meta:document-statistic meta:table-count="3" meta:cell-count="14" meta:object-count="0"/>
  </office:meta>
</office:document-meta>
</file>